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69d3" officeooo:paragraph-rsid="001d69d3"/>
    </style:style>
    <style:style style:name="P2" style:family="paragraph" style:parent-style-name="Standard">
      <style:text-properties officeooo:rsid="00210ff5" officeooo:paragraph-rsid="00210ff5"/>
    </style:style>
    <style:style style:name="P3" style:family="paragraph" style:parent-style-name="Text_20_body">
      <style:text-properties fo:color="#0000ff"/>
    </style:style>
    <style:style style:name="P4" style:family="paragraph" style:parent-style-name="Text_20_body">
      <style:text-properties fo:color="#000000" officeooo:rsid="001b1464" officeooo:paragraph-rsid="001b1464"/>
    </style:style>
    <style:style style:name="P5" style:family="paragraph" style:parent-style-name="Text_20_body">
      <style:text-properties fo:color="#000000" officeooo:rsid="00210ff5" officeooo:paragraph-rsid="00210ff5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19b3bb" officeooo:paragraph-rsid="0019b3bb"/>
    </style:style>
    <style:style style:name="P8" style:family="paragraph" style:parent-style-name="Text_20_body">
      <style:paragraph-properties fo:margin-top="0cm" fo:margin-bottom="0cm" loext:contextual-spacing="false"/>
      <style:text-properties fo:color="#0000ff"/>
    </style:style>
    <style:style style:name="P9" style:family="paragraph" style:parent-style-name="Text_20_body">
      <style:paragraph-properties fo:margin-top="0cm" fo:margin-bottom="0cm" loext:contextual-spacing="false"/>
      <style:text-properties fo:color="#0000ff" officeooo:rsid="001d69d3" officeooo:paragraph-rsid="001d69d3"/>
    </style:style>
    <style:style style:name="P10" style:family="paragraph" style:parent-style-name="Text_20_body">
      <style:paragraph-properties fo:margin-top="0cm" fo:margin-bottom="0cm" loext:contextual-spacing="false"/>
      <style:text-properties fo:color="#000000" officeooo:rsid="0019b3bb" officeooo:paragraph-rsid="0019b3bb"/>
    </style:style>
    <style:style style:name="P11" style:family="paragraph" style:parent-style-name="Text_20_body">
      <style:paragraph-properties fo:margin-top="0cm" fo:margin-bottom="0cm" loext:contextual-spacing="false"/>
      <style:text-properties fo:color="#000000" officeooo:rsid="001d69d3" officeooo:paragraph-rsid="001d69d3"/>
    </style:style>
    <style:style style:name="P12" style:family="paragraph" style:parent-style-name="Text_20_body">
      <style:paragraph-properties fo:margin-top="0cm" fo:margin-bottom="0cm" loext:contextual-spacing="false"/>
      <style:text-properties fo:color="#000000" officeooo:rsid="001e18d3" officeooo:paragraph-rsid="001e18d3"/>
    </style:style>
    <style:style style:name="P13" style:family="paragraph" style:parent-style-name="Text_20_body">
      <style:paragraph-properties fo:margin-top="0cm" fo:margin-bottom="0cm" loext:contextual-spacing="false"/>
      <style:text-properties fo:color="#000000" officeooo:rsid="001fb402" officeooo:paragraph-rsid="001fb402"/>
    </style:style>
    <style:style style:name="P14" style:family="paragraph" style:parent-style-name="Text_20_body">
      <style:paragraph-properties fo:margin-top="0cm" fo:margin-bottom="0cm" loext:contextual-spacing="false"/>
      <style:text-properties fo:color="#000000" officeooo:rsid="00210ff5" officeooo:paragraph-rsid="00210ff5"/>
    </style:style>
    <style:style style:name="P15" style:family="paragraph" style:parent-style-name="Text_20_body">
      <style:paragraph-properties fo:margin-top="0cm" fo:margin-bottom="0cm" loext:contextual-spacing="false"/>
      <style:text-properties officeooo:paragraph-rsid="001d69d3"/>
    </style:style>
    <style:style style:name="P16" style:family="paragraph" style:parent-style-name="Heading_20_2">
      <style:text-properties officeooo:rsid="001d69d3" officeooo:paragraph-rsid="001d69d3"/>
    </style:style>
    <style:style style:name="P17" style:family="paragraph" style:parent-style-name="Heading_20_2">
      <style:text-properties officeooo:rsid="00210ff5" officeooo:paragraph-rsid="00210ff5"/>
    </style:style>
    <style:style style:name="P18" style:family="paragraph" style:parent-style-name="Standard">
      <style:text-properties officeooo:rsid="00210ff5" officeooo:paragraph-rsid="00210ff5"/>
    </style:style>
    <style:style style:name="P19" style:family="paragraph" style:parent-style-name="Text_20_body">
      <style:text-properties fo:color="#0000ff"/>
    </style:style>
    <style:style style:name="P20" style:family="paragraph" style:parent-style-name="Text_20_body">
      <style:paragraph-properties fo:line-height="100%"/>
      <style:text-properties fo:color="#000000" officeooo:rsid="00258cd5" officeooo:paragraph-rsid="00258cd5"/>
    </style:style>
    <style:style style:name="P21" style:family="paragraph" style:parent-style-name="Text_20_body">
      <style:paragraph-properties fo:margin-top="0cm" fo:margin-bottom="0cm" loext:contextual-spacing="false"/>
      <style:text-properties fo:color="#0000ff"/>
    </style:style>
    <style:style style:name="P22" style:family="paragraph" style:parent-style-name="Text_20_body">
      <style:paragraph-properties fo:margin-top="0cm" fo:margin-bottom="0cm" loext:contextual-spacing="false"/>
      <style:text-properties fo:color="#000000" officeooo:rsid="002477bd" officeooo:paragraph-rsid="002477bd"/>
    </style:style>
    <style:style style:name="P23" style:family="paragraph" style:parent-style-name="Text_20_body">
      <style:paragraph-properties fo:margin-top="0cm" fo:margin-bottom="0cm" loext:contextual-spacing="false"/>
      <style:text-properties fo:color="#000000" officeooo:rsid="00258cd5" officeooo:paragraph-rsid="00258cd5"/>
    </style:style>
    <style:style style:name="P24" style:family="paragraph" style:parent-style-name="Heading_20_2">
      <style:text-properties officeooo:rsid="00210ff5" officeooo:paragraph-rsid="00210ff5"/>
    </style:style>
    <style:style style:name="P25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0000ff"/>
    </style:style>
    <style:style style:name="T2" style:family="text">
      <style:text-properties fo:color="#000000"/>
    </style:style>
    <style:style style:name="T3" style:family="text">
      <style:text-properties fo:color="#000000" officeooo:rsid="001d69d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Query / Find Documents</text:h>
      <text:p text:style-name="Text_20_body">query the <text:span text:style-name="Source_20_Text">movies</text:span> collection to</text:p>
      <text:p text:style-name="P8">get all documents </text:p>
      <text:p text:style-name="P7">db.getCollection('movies').find({})</text:p>
      <text:p text:style-name="P6"/>
      <text:p text:style-name="P6"><text:span text:style-name="T1">get all documents with </text:span><text:span text:style-name="Source_20_Text"><text:span text:style-name="T1">writer</text:span></text:span><text:span text:style-name="T1"> set to "Quentin Tarantino" </text:span></text:p>
      <text:p text:style-name="P10">db.getCollection('movies').find(</text:p>
      <text:p text:style-name="P10"><text:s text:c="4"/>{</text:p>
      <text:p text:style-name="P10"><text:s text:c="8"/>'writer': 'Quentin Tarantino'</text:p>
      <text:p text:style-name="P10"><text:s text:c="4"/>}</text:p>
      <text:p text:style-name="P10">)</text:p>
      <text:p text:style-name="P10"/>
      <text:p text:style-name="P6"><text:span text:style-name="T1">get all documents where </text:span><text:span text:style-name="Source_20_Text"><text:span text:style-name="T1">actors</text:span></text:span><text:span text:style-name="T1"> include "Brad Pitt" </text:span></text:p>
      <text:p text:style-name="P10">db.getCollection('movies').find(</text:p>
      <text:p text:style-name="P10"><text:s text:c="4"/>{</text:p>
      <text:p text:style-name="P10"><text:s text:c="8"/>'actors': 'Brad Pitt'</text:p>
      <text:p text:style-name="P10"><text:s text:c="4"/>}</text:p>
      <text:p text:style-name="P10">)</text:p>
      <text:p text:style-name="P10"/>
      <text:p text:style-name="P6"><text:span text:style-name="T1">get all documents with </text:span><text:span text:style-name="Source_20_Text"><text:span text:style-name="T1">franchise</text:span></text:span><text:span text:style-name="T1"> set to "The Hobbit" </text:span></text:p>
      <text:p text:style-name="P10">db.getCollection('movies').find(</text:p>
      <text:p text:style-name="P10"><text:s text:c="4"/>{</text:p>
      <text:p text:style-name="P10"><text:s text:c="8"/>'franchise': 'The Hobbit'</text:p>
      <text:p text:style-name="P10"><text:s text:c="4"/>}</text:p>
      <text:p text:style-name="P10">)</text:p>
      <text:p text:style-name="P10"/>
      <text:p text:style-name="P8">get all movies released in the 90s </text:p>
      <text:p text:style-name="P10">db.getCollection('movies').find(</text:p>
      <text:p text:style-name="P10"><text:s text:c="4"/>{</text:p>
      <text:p text:style-name="P10"><text:s text:c="8"/>year: {$gt: 1990, $lt: 2000}</text:p>
      <text:p text:style-name="P10"><text:s text:c="4"/>}</text:p>
      <text:p text:style-name="P10">)</text:p>
      <text:p text:style-name="P10"/>
      <text:p text:style-name="P3">get all movies released before the year 2000 or after 2010 </text:p>
      <text:p text:style-name="P4">db.getCollection('movies').find(</text:p>
      <text:p text:style-name="P4"><text:s text:c="4"/>{</text:p>
      <text:p text:style-name="P4"><text:s text:c="8"/>$or: [{year: {$lt: 2000}}, {year: {$gt: 2010}}] <text:s text:c="3"/></text:p>
      <text:p text:style-name="P4"><text:s text:c="4"/>}</text:p>
      <text:p text:style-name="P4">)</text:p>
      <text:h text:style-name="Heading_20_2" text:outline-level="2"><text:soft-page-break/>Update Documents</text:h>
      <text:p text:style-name="P8">add a synopsis to "The Hobbit: An Unexpected Journey" : "A reluctant hobbit, Bilbo Baggins, sets out to the Lonely Mountain with a spirited group of dwarves to reclaim their mountain home - and the gold within it - from the dragon Smaug." </text:p>
      <text:p text:style-name="P11">db.getCollection('movies').update(</text:p>
      <text:p text:style-name="P9"><text:s text:c="4"/><text:span text:style-name="T2">// query </text:span></text:p>
      <text:p text:style-name="P11"><text:s text:c="4"/>{</text:p>
      <text:p text:style-name="P11"><text:s text:c="8"/>"title" : "The Hobbit: An Unexpected Journey"</text:p>
      <text:p text:style-name="P11"><text:s text:c="4"/>},</text:p>
      <text:p text:style-name="P11"><text:s text:c="4"/></text:p>
      <text:p text:style-name="P11"><text:s text:c="4"/>// update </text:p>
      <text:p text:style-name="P11"><text:s text:c="4"/>{</text:p>
      <text:p text:style-name="P11"><text:s text:c="8"/>"title" : "The Hobbit: The Desolation of Smaug",</text:p>
      <text:p text:style-name="P11"><text:s text:c="8"/>"writer" : "J.R.R. Tolkein",</text:p>
      <text:p text:style-name="P11"><text:s text:c="8"/>"year" : 2012,</text:p>
      <text:p text:style-name="P11"><text:s text:c="8"/>"franchise" : "The Hobbit",</text:p>
      <text:p text:style-name="P15"><text:span text:style-name="T3"><text:s text:c="8"/>"synopsis" : "</text:span>A reluctant hobbit, Bilbo Baggins, sets out to the Lonely Mountain with a spirited group of dwarves to reclaim their mountain home - and the gold within it - from the dragon Smaug.<text:span text:style-name="T3">"</text:span></text:p>
      <text:p text:style-name="P11"><text:s text:c="4"/>},</text:p>
      <text:p text:style-name="P11"><text:s text:c="4"/></text:p>
      <text:p text:style-name="P11"><text:s text:c="4"/>// options </text:p>
      <text:p text:style-name="P11"><text:s text:c="4"/>{</text:p>
      <text:p text:style-name="P11"><text:s text:c="8"/>"multi" : false, <text:s/>// update only one document </text:p>
      <text:p text:style-name="P11"><text:s text:c="8"/>"upsert" : false <text:s/>// insert a new document, if no existing document match the query </text:p>
      <text:p text:style-name="P11"><text:s text:c="4"/>}</text:p>
      <text:p text:style-name="P11">);</text:p>
      <text:p text:style-name="P8"/>
      <text:p text:style-name="P8">add a synopsis to "The Hobbit: The Desolation of Smaug" : "The dwarves, along with Bilbo Baggins and Gandalf the Grey, continue their quest to reclaim Erebor, their homeland, from Smaug. Bilbo Baggins is in possession of a mysterious and magical ring." </text:p>
      <text:p text:style-name="P11">db.getCollection('movies').update(</text:p>
      <text:p text:style-name="P11"><text:s text:c="4"/>// query </text:p>
      <text:p text:style-name="P11"><text:s text:c="4"/>{</text:p>
      <text:p text:style-name="P11"><text:s text:c="8"/>"title" : "The Hobbit: The Desolation of Smaug"</text:p>
      <text:p text:style-name="P11"><text:s text:c="4"/>},</text:p>
      <text:p text:style-name="P11"><text:s text:c="4"/></text:p>
      <text:p text:style-name="P11"><text:s text:c="4"/>// update </text:p>
      <text:p text:style-name="P11"><text:s text:c="4"/>{</text:p>
      <text:p text:style-name="P11"><text:s text:c="8"/>"title" : "The Hobbit: The Desolation of Smaug",</text:p>
      <text:p text:style-name="P11"><text:s text:c="8"/>"writer" : "J.R.R. Tolkein",</text:p>
      <text:p text:style-name="P11"><text:s text:c="8"/>"year" : 2013,</text:p>
      <text:p text:style-name="P11"><text:s text:c="8"/>"franchise" : "The Hobbit",</text:p>
      <text:p text:style-name="P11"><text:soft-page-break/><text:s text:c="8"/>"synopsis" : "The dwarves, along with Bilbo Baggins and Gandalf the Grey, continue their quest to reclaim Erebor, their homeland, from Smaug. Bilbo Baggins is in possession of a mysterious and magical ring."</text:p>
      <text:p text:style-name="P11"><text:s text:c="4"/>},</text:p>
      <text:p text:style-name="P11"><text:s text:c="4"/></text:p>
      <text:p text:style-name="P11"><text:s text:c="4"/>// options </text:p>
      <text:p text:style-name="P11"><text:s text:c="4"/>{</text:p>
      <text:p text:style-name="P11"><text:s text:c="8"/>"multi" : false, <text:s/>// update only one document </text:p>
      <text:p text:style-name="P11"><text:s text:c="8"/>"upsert" : false <text:s/>// insert a new document, if no existing document match the query </text:p>
      <text:p text:style-name="P11"><text:s text:c="4"/>}</text:p>
      <text:p text:style-name="P11">);</text:p>
      <text:p text:style-name="P8"/>
      <text:p text:style-name="P8"/>
      <text:p text:style-name="P3">add an actor named "Samuel L. Jackson" to the movie "Pulp Fiction" </text:p>
      <text:p text:style-name="P1">db.getCollection('movies').update(</text:p>
      <text:p text:style-name="P1"><text:s text:c="4"/>// query </text:p>
      <text:p text:style-name="P1"><text:s text:c="4"/>{</text:p>
      <text:p text:style-name="P1"><text:s text:c="8"/>"title" : "Pulp Fiction"</text:p>
      <text:p text:style-name="P1"><text:s text:c="4"/>},</text:p>
      <text:p text:style-name="P1"><text:s text:c="4"/></text:p>
      <text:p text:style-name="P1"><text:s text:c="4"/>// update </text:p>
      <text:p text:style-name="P1"><text:s text:c="4"/>{</text:p>
      <text:p text:style-name="P1"><text:s text:c="8"/>"title" : "Pulp Fiction",</text:p>
      <text:p text:style-name="P1"><text:s text:c="4"/>"writer" : "Quentin Tarantino",</text:p>
      <text:p text:style-name="P1"><text:s text:c="4"/>"year" : 1994,</text:p>
      <text:p text:style-name="P1"><text:s text:c="4"/>"actors" : [ </text:p>
      <text:p text:style-name="P1"><text:s text:c="8"/>"John Travolta", </text:p>
      <text:p text:style-name="P1"><text:s text:c="8"/>"Uma Thurman",</text:p>
      <text:p text:style-name="P1"><text:s text:c="8"/>"Samuel L. Jackson"</text:p>
      <text:p text:style-name="P1"><text:s text:c="4"/>]</text:p>
      <text:p text:style-name="P1"><text:s text:c="4"/>},</text:p>
      <text:p text:style-name="P1"><text:s text:c="4"/></text:p>
      <text:p text:style-name="P1"><text:s text:c="4"/>// options </text:p>
      <text:p text:style-name="P1"><text:s text:c="4"/>{</text:p>
      <text:p text:style-name="P1"><text:s text:c="8"/>"multi" : false, <text:s/>// update only one document </text:p>
      <text:p text:style-name="P1"><text:s text:c="8"/>"upsert" : false <text:s/>// insert a new document, if no existing document match the query </text:p>
      <text:p text:style-name="P1"><text:s text:c="4"/>}</text:p>
      <text:p text:style-name="P1">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6" text:outline-level="2"><text:soft-page-break/>Text Search</text:h>
      <text:p text:style-name="P8">find all movies that have a synopsis that contains the word "Bilbo" </text:p>
      <text:p text:style-name="P12">db.getCollection('movies').find(</text:p>
      <text:p text:style-name="P12"><text:s text:c="4"/>{ </text:p>
      <text:p text:style-name="P12"><text:s text:c="12"/>'synopsis' : {$regex : /Bilbo/ } </text:p>
      <text:p text:style-name="P12"><text:s text:c="4"/>}</text:p>
      <text:p text:style-name="P12"><text:s/>)</text:p>
      <text:p text:style-name="P8"/>
      <text:p text:style-name="P8">find all movies that have a synopsis that contains the word "Gandalf" </text:p>
      <text:p text:style-name="P12">db.getCollection('movies').find(</text:p>
      <text:p text:style-name="P12"><text:s text:c="4"/>{ </text:p>
      <text:p text:style-name="P12"><text:s text:c="12"/>'synopsis' : {$regex : /Gandalf/ } </text:p>
      <text:p text:style-name="P12"><text:s text:c="4"/>}</text:p>
      <text:p text:style-name="P12"><text:s/>)</text:p>
      <text:p text:style-name="P8">find all movies that have a synopsis that contains the word "Bilbo" and not the word "Gandalf" </text:p>
      <text:p text:style-name="P13">db.getCollection('movies').find(</text:p>
      <text:p text:style-name="P13"><text:s text:c="4"/>{ $and: [</text:p>
      <text:p text:style-name="P13"><text:s text:c="16"/>{'synopsis' : {$regex : /Bilbo/ }},</text:p>
      <text:p text:style-name="P13"><text:s text:c="16"/>{'synopsis' : {$not : /Gandalf/}}</text:p>
      <text:p text:style-name="P13"><text:s text:c="12"/>]</text:p>
      <text:p text:style-name="P13"><text:s text:c="4"/>}</text:p>
      <text:p text:style-name="P13"><text:s/>)</text:p>
      <text:p text:style-name="P13">----Using Index----</text:p>
      <text:p text:style-name="P13">db.movies.createIndex({synopsis: 'text'})</text:p>
      <text:p text:style-name="P13">db.movies.find({$text: {$search: "Bilbo -Gandalf"}})</text:p>
      <text:p text:style-name="P13"/>
      <text:p text:style-name="P8">find all movies that have a synopsis that contains the word "dwarves" or "hobbit" </text:p>
      <text:p text:style-name="P14">db.movies.createIndex({synopsis: 'text'})</text:p>
      <text:p text:style-name="P14">db.movies.find({$text: {$search: "dwarves hobbit"}})</text:p>
      <text:p text:style-name="P3">find all movies that have a synopsis that contains the word "gold" and "dragon" </text:p>
      <text:p text:style-name="P2">db.movies.createIndex({synopsis: 'text'})</text:p>
      <text:p text:style-name="P2">db.movies.find({$text: {$search: "gold dragon"}}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7" text:outline-level="2"><text:soft-page-break/>Delete Documents</text:h>
      <text:p text:style-name="P8">delete the movie "Pee Wee Herman's Big Adventure" </text:p>
      <text:p text:style-name="P14">db.movies.remove({title: ‘Pee Wee Herman's Big Adventure’})</text:p>
      <text:p text:style-name="P14"/>
      <text:p text:style-name="P3">delete the movie "Avatar" </text:p>
      <text:p text:style-name="P5">db.movies.remove({title: ‘Avatar’}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7" text:outline-level="2"><text:soft-page-break/>Relationships</text:h>
      <text:h text:style-name="Heading_20_3" text:outline-level="3"><text:bookmark text:name="user-content-insert-the-following-documents-into-a-users-collection"/>Insert the following documents into a <text:span text:style-name="Source_20_Text">users</text:span> collection</text:h>
      <text:p text:style-name="Preformatted_20_Text"><text:span text:style-name="Source_20_Text">username : GoodGuyGreg</text:span></text:p>
      <text:p text:style-name="Preformatted_20_Text"><text:span text:style-name="Source_20_Text">first_name : "Good Guy"</text:span></text:p>
      <text:p text:style-name="P25"><text:span text:style-name="Source_20_Text">last_name : "Greg"</text:span></text:p>
      <text:p text:style-name="Preformatted_20_Text"><text:span text:style-name="Source_20_Text">username : ScumbagSteve</text:span></text:p>
      <text:p text:style-name="Preformatted_20_Text"><text:span text:style-name="Source_20_Text">full_name :</text:span></text:p>
      <text:p text:style-name="Preformatted_20_Text"><text:span text:style-name="Source_20_Text"><text:s text:c="2"/>first : "Scumbag"</text:span></text:p>
      <text:p text:style-name="Preformatted_20_Text"><text:span text:style-name="Source_20_Text"><text:s text:c="2"/>last : "Steve"</text:span></text:p>
      <text:p text:style-name="P25"/>
      <text:h text:style-name="Heading_20_3" text:outline-level="3"><text:bookmark text:name="user-content-insert-the-following-documents-into-a-posts-collection"/>Insert the following documents into a <text:span text:style-name="Source_20_Text">posts</text:span> collection</text:h>
      <text:p text:style-name="Preformatted_20_Text"><text:span text:style-name="Source_20_Text">username : GoodGuyGreg</text:span></text:p>
      <text:p text:style-name="Preformatted_20_Text"><text:span text:style-name="Source_20_Text">title : Passes out at party</text:span></text:p>
      <text:p text:style-name="P25"><text:span text:style-name="Source_20_Text">body : Wakes up early and cleans house</text:span></text:p>
      <text:p text:style-name="Preformatted_20_Text"><text:span text:style-name="Source_20_Text">username : GoodGuyGreg</text:span></text:p>
      <text:p text:style-name="Preformatted_20_Text"><text:span text:style-name="Source_20_Text">title : Steals your identity</text:span></text:p>
      <text:p text:style-name="P25"><text:span text:style-name="Source_20_Text">body : Raises your credit score</text:span></text:p>
      <text:p text:style-name="Preformatted_20_Text"><text:span text:style-name="Source_20_Text">username : GoodGuyGreg</text:span></text:p>
      <text:p text:style-name="Preformatted_20_Text"><text:span text:style-name="Source_20_Text">title : Reports a bug in your code</text:span></text:p>
      <text:p text:style-name="P25"><text:span text:style-name="Source_20_Text">body : Sends you a Pull Request</text:span></text:p>
      <text:p text:style-name="Preformatted_20_Text"><text:span text:style-name="Source_20_Text">username : ScumbagSteve</text:span></text:p>
      <text:p text:style-name="Preformatted_20_Text"><text:span text:style-name="Source_20_Text">title : Borrows something</text:span></text:p>
      <text:p text:style-name="P25"><text:span text:style-name="Source_20_Text">body : Sells it</text:span></text:p>
      <text:p text:style-name="Preformatted_20_Text"><text:span text:style-name="Source_20_Text">username : ScumbagSteve</text:span></text:p>
      <text:p text:style-name="Preformatted_20_Text"><text:span text:style-name="Source_20_Text">title : Borrows everything</text:span></text:p>
      <text:p text:style-name="P25"><text:span text:style-name="Source_20_Text">body : The end</text:span></text:p>
      <text:p text:style-name="Preformatted_20_Text"><text:span text:style-name="Source_20_Text">username : ScumbagSteve</text:span></text:p>
      <text:p text:style-name="Preformatted_20_Text"><text:span text:style-name="Source_20_Text">title : Forks your repo on github</text:span></text:p>
      <text:p text:style-name="P25"><text:span text:style-name="Source_20_Text">body : Sets to private</text:span></text:p>
      <text:h text:style-name="Heading_20_3" text:outline-level="3"><text:bookmark text:name="user-content-insert-the-following-documents-into-a-comments-collection"/>Insert the following documents into a <text:span text:style-name="Source_20_Text">comments</text:span> collection</text:h>
      <text:p text:style-name="Preformatted_20_Text"><text:span text:style-name="Source_20_Text">username : GoodGuyGreg</text:span></text:p>
      <text:p text:style-name="Preformatted_20_Text"><text:span text:style-name="Source_20_Text">comment : Hope you got a good deal!</text:span></text:p>
      <text:p text:style-name="P25"><text:span text:style-name="Source_20_Text">post : [post_obj_id]</text:span></text:p>
      <text:p text:style-name="Text_20_body">where [post_obj_id] is the ObjectId of the <text:span text:style-name="Source_20_Text">posts</text:span> document: "Borrows something"</text:p>
      <text:p text:style-name="Preformatted_20_Text"><text:span text:style-name="Source_20_Text">username : GoodGuyGreg</text:span></text:p>
      <text:p text:style-name="Preformatted_20_Text"><text:span text:style-name="Source_20_Text">comment : What's mine is yours!</text:span></text:p>
      <text:p text:style-name="P25"><text:span text:style-name="Source_20_Text">post : [post_obj_id]</text:span></text:p>
      <text:p text:style-name="Text_20_body">where [post_obj_id] is the ObjectId of the <text:span text:style-name="Source_20_Text">posts</text:span> document: "Borrows everything"</text:p>
      <text:p text:style-name="Preformatted_20_Text"><text:span text:style-name="Source_20_Text">username : GoodGuyGreg</text:span></text:p>
      <text:p text:style-name="Preformatted_20_Text"><text:span text:style-name="Source_20_Text">comment : Don't violate the licensing agreement!</text:span></text:p>
      <text:p text:style-name="P25"><text:span text:style-name="Source_20_Text">post : [post_obj_id]</text:span></text:p>
      <text:p text:style-name="Text_20_body"><text:soft-page-break/>where [post_obj_id] is the ObjectId of the <text:span text:style-name="Source_20_Text">posts</text:span> document: "Forks your repo on github</text:p>
      <text:p text:style-name="Preformatted_20_Text"><text:span text:style-name="Source_20_Text">username : ScumbagSteve</text:span></text:p>
      <text:p text:style-name="Preformatted_20_Text"><text:span text:style-name="Source_20_Text">comment : It still isn't clean</text:span></text:p>
      <text:p text:style-name="P25"><text:span text:style-name="Source_20_Text">post : [post_obj_id]</text:span></text:p>
      <text:p text:style-name="Text_20_body">where [post_obj_id] is the ObjectId of the <text:span text:style-name="Source_20_Text">posts</text:span> document: "Passes out at party"</text:p>
      <text:p text:style-name="Preformatted_20_Text"><text:span text:style-name="Source_20_Text">username : ScumbagSteve</text:span></text:p>
      <text:p text:style-name="Preformatted_20_Text"><text:span text:style-name="Source_20_Text">comment : Denied your PR cause I found a hack</text:span></text:p>
      <text:p text:style-name="P25"><text:span text:style-name="Source_20_Text">post : [post_obj_id]</text:span></text:p>
      <text:p text:style-name="Text_20_body">where [post_obj_id] is the ObjectId of the <text:span text:style-name="Source_20_Text">posts</text:span> document: "Reports a bug in your code"</text:p>
      <text:h text:style-name="Heading_20_2" text:outline-level="2"><text:bookmark text:name="user-content-querying-related-collections"/>Querying related collections</text:h>
      <text:p text:style-name="P8">find all users </text:p>
      <text:p text:style-name="P22">db.getCollection('users').find({})</text:p>
      <text:p text:style-name="P22"/>
      <text:p text:style-name="P8">find all posts </text:p>
      <text:p text:style-name="P22">db.getCollection('posts').find({})</text:p>
      <text:p text:style-name="P22"/>
      <text:p text:style-name="P8">find all posts that was authored by "GoodGuyGreg" </text:p>
      <text:p text:style-name="P22">db.getCollection('posts').find({'username' : 'GoodGuyGreg'})</text:p>
      <text:p text:style-name="P22"/>
      <text:p text:style-name="P8">find all posts that was authored by "ScumbagSteve" </text:p>
      <text:p text:style-name="P22">db.getCollection('posts').find({'username' : 'ScumbagSteve'})</text:p>
      <text:p text:style-name="P22"/>
      <text:p text:style-name="P8">find all comments </text:p>
      <text:p text:style-name="P22">db.getCollection('comments').find({})</text:p>
      <text:p text:style-name="P22"/>
      <text:p text:style-name="P8">find all comments that was authored by "GoodGuyGreg" </text:p>
      <text:p text:style-name="P23">db.getCollection('comments').aggregate(</text:p>
      <text:p text:style-name="P23"><text:s text:c="4"/>{</text:p>
      <text:p text:style-name="P23"><text:s text:c="8"/>$lookup: </text:p>
      <text:p text:style-name="P23"><text:s text:c="8"/>{</text:p>
      <text:p text:style-name="P23"><text:s text:c="12"/>from: 'posts',</text:p>
      <text:p text:style-name="P23"><text:s text:c="12"/>localField: 'post',</text:p>
      <text:p text:style-name="P23"><text:s text:c="12"/>foreignField: '_id',</text:p>
      <text:p text:style-name="P23"><text:s text:c="12"/>as: 'temp'</text:p>
      <text:p text:style-name="P23"><text:s text:c="8"/>}</text:p>
      <text:p text:style-name="P23"><text:s text:c="4"/>},</text:p>
      <text:p text:style-name="P23"><text:s text:c="4"/>{</text:p>
      <text:p text:style-name="P23"><text:s text:c="8"/>$match: <text:s/>{"temp.username": "GoodGuyGreg"}</text:p>
      <text:p text:style-name="P23"><text:s text:c="4"/>} <text:s text:c="4"/></text:p>
      <text:p text:style-name="P23">)</text:p>
      <text:p text:style-name="P23"/>
      <text:p text:style-name="P8"><text:soft-page-break/>find all comments that was authored by "ScumbagSteve" </text:p>
      <text:p text:style-name="P23">db.getCollection('comments').aggregate(</text:p>
      <text:p text:style-name="P23"><text:s text:c="4"/>{</text:p>
      <text:p text:style-name="P23"><text:s text:c="8"/>$lookup: </text:p>
      <text:p text:style-name="P23"><text:s text:c="8"/>{</text:p>
      <text:p text:style-name="P23"><text:s text:c="12"/>from: 'posts',</text:p>
      <text:p text:style-name="P23"><text:s text:c="12"/>localField: 'post',</text:p>
      <text:p text:style-name="P23"><text:s text:c="12"/>foreignField: '_id',</text:p>
      <text:p text:style-name="P23"><text:s text:c="12"/>as: 'temp'</text:p>
      <text:p text:style-name="P23"><text:s text:c="8"/>}</text:p>
      <text:p text:style-name="P23"><text:s text:c="4"/>},</text:p>
      <text:p text:style-name="P23"><text:s text:c="4"/>{</text:p>
      <text:p text:style-name="P23"><text:s text:c="8"/>$match: <text:s/>{"temp.username": "ScumbagSteve"}</text:p>
      <text:p text:style-name="P23"><text:s text:c="4"/>} <text:s text:c="4"/></text:p>
      <text:p text:style-name="P23">)</text:p>
      <text:p text:style-name="P23"/>
      <text:p text:style-name="P3">find all comments belonging to the post "Reports a bug in your code" </text:p>
      <text:p text:style-name="P20">db.getCollection('comments').aggregate(</text:p>
      <text:p text:style-name="P20"><text:s text:c="4"/>{</text:p>
      <text:p text:style-name="P20"><text:s text:c="8"/>$lookup: </text:p>
      <text:p text:style-name="P20"><text:s text:c="8"/>{</text:p>
      <text:p text:style-name="P20"><text:s text:c="12"/>from: 'posts',</text:p>
      <text:p text:style-name="P20"><text:s text:c="12"/>localField: 'post',</text:p>
      <text:p text:style-name="P20"><text:s text:c="12"/>foreignField: '_id',</text:p>
      <text:p text:style-name="P20"><text:s text:c="12"/>as: 'temp'</text:p>
      <text:p text:style-name="P20"><text:s text:c="8"/>}</text:p>
      <text:p text:style-name="P20"><text:s text:c="4"/>},</text:p>
      <text:p text:style-name="P20"><text:s text:c="4"/>{</text:p>
      <text:p text:style-name="P20"><text:s text:c="8"/>$match: <text:s/>{"temp.title": "Reports a bug in your code"}</text:p>
      <text:p text:style-name="P20"><text:s text:c="4"/>} <text:s text:c="4"/></text:p>
      <text:p text:style-name="P20">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7:13:35.398577419</meta:creation-date>
    <dc:date>2018-01-30T10:45:12.912906165</dc:date>
    <meta:editing-duration>PT17M3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8" meta:paragraph-count="244" meta:word-count="1001" meta:character-count="7362" meta:non-whitespace-character-count="5725"/>
  </office:meta>
</office:document-meta>
</file>